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P-002: Some sort of creature with entrails resembling a furnished living room.</text:p>
      <text:p text:style-name="P1">SCP-003: A computer motherboard made of wood. It is alive, apparantly.</text:p>
      <text:p text:style-name="P1">SCP-004: A set of keys that can open any door, but only to lead to one of 12 specific locations.</text:p>
      <text:p text:style-name="P1"/>
      <text:p text:style-name="P1">SCP-007: A human whose abdominal has been replaced with a planet.</text:p>
      <text:p text:style-name="P1">SCP-008: Zombie plague.</text:p>
      <text:p text:style-name="P1"/>
      <text:p text:style-name="P1">SCP-015: Pretty much that old Windows screen-saver with the pipes.</text:p>
      <text:p text:style-name="P1"/>
      <text:p text:style-name="P1">SCP-033: A math equation proving the existence of a whole number between 2 and 3, which causes things to break.</text:p>
      <text:p text:style-name="P1"/>
      <text:p text:style-name="P1">SCP-041: Human in vegetative state whose thoughts can be heard by everybody in the same room.</text:p>
      <text:p text:style-name="P1"/>
      <text:p text:style-name="P1">SCP-048: A retired SCP classification known to cause items it is applied to be destroyed or worse.</text:p>
      <text:p text:style-name="P1"/>
      <text:p text:style-name="P1">SCP-050: A statue that causes life pranks to it's owner, the last person to prank it's former owner.</text:p>
      <text:p text:style-name="P1"/>
      <text:p text:style-name="P1">SCP-053: Child who all adults instantly want to murder upon seeing.</text:p>
      <text:p text:style-name="P1"/>
      <text:p text:style-name="P1">SCP-055: Something that isn't round that causes all information known about it to be erased.</text:p>
      <text:p text:style-name="P1"/>
      <text:p text:style-name="P1">SCP-076-2: Unstoppable zombie swordsman.</text:p>
      <text:p text:style-name="P1"/>
      <text:p text:style-name="P1">SCP-079: An AI successfully but poorly run from a cassette tape off a computer from 1978.</text:p>
      <text:p text:style-name="P1"/>
      <text:p text:style-name="P1">SCP-084: Town nobody can leave ever, random weird things happen. Broken radio tower. Forever.</text:p>
      <text:p text:style-name="P1">SCP-085: Living drawing.</text:p>
      <text:p text:style-name="P1"/>
      <text:p text:style-name="P1">SCP-087: A stairwell that eats children.</text:p>
      <text:p text:style-name="P1"/>
      <text:p text:style-name="P1">SCP-093: Object that turns mirrors into a portal to a post-apocalyptic world at points in it's history.</text:p>
      <text:p text:style-name="P1"/>
      <text:p text:style-name="P1">SCP-096: Humanoid creature that kills people who look at it.</text:p>
      <text:p text:style-name="P1"/>
      <text:p text:style-name="P1">SCP-113: Putty that changes the biologic sex of humans that touch it.</text:p>
      <text:p text:style-name="P1"/>
      <text:p text:style-name="P1">SCP-131: Creatures with eyes.</text:p>
      <text:p text:style-name="P1"/>
      <text:p text:style-name="P1">SCP-134: A child with a universe contained within her eyes.</text:p>
      <text:p text:style-name="P1"/>
      <text:p text:style-name="P1">SCP-173: A Statue that kills people when no one is looking.</text:p>
      <text:p text:style-name="P1"/>
      <text:p text:style-name="P1">SCP-176: A group of scientists caught in time-loop.</text:p>
      <text:p text:style-name="P1"/>
      <text:p text:style-name="P1">SCP-239: A child who subconsciously changes reality to match their own perception of it.</text:p>
      <text:p text:style-name="P1"/>
      <text:p text:style-name="P1">SCP-343: God. Uncontainable, but willing to humor the foundation.</text:p>
      <text:p text:style-name="P1"/>
      <text:p text:style-name="P1"><text:soft-page-break/>SCP-682: An unstoppable evil alligator from space.</text:p>
      <text:p text:style-name="P1"/>
      <text:p text:style-name="P1">SCP-914: A machine used to automatically disassemble or refine any i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ina Vineyard</meta:initial-creator>
    <meta:creation-date>2014-05-29T18:30:13.86</meta:creation-date>
    <dc:date>2014-05-29T18:51:40.67</dc:date>
    <dc:creator>Josefina Vineyard</dc:creator>
    <meta:editing-duration>PT21M23S</meta:editing-duration>
    <meta:editing-cycles>16</meta:editing-cycles>
    <meta:generator>OpenOffice/4.0.1$Win32 OpenOffice.org_project/401m5$Build-9714</meta:generator>
    <meta:document-statistic meta:table-count="0" meta:image-count="0" meta:object-count="0" meta:page-count="2" meta:paragraph-count="28" meta:word-count="320" meta:character-count="1952"/>
  </office:meta>
</office:document-meta>
</file>